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Pictures/20000023000003370000219B9450E9C9.svm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layer="layout" svg:width="30.334cm" svg:height="11.43cm" svg:x="1cm" svg:y="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0.822cm" svg:height="9.525cm" svg:x="2.083cm" svg:y="1cm">
          <draw:image xlink:href="Pictures/20000023000003370000219B9450E9C9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.334cm" fo:page-height="13.3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12-05T16:39:06</meta:creation-date>
    <dc:date>2012-12-05T18:14:31</dc:date>
    <meta:editing-duration>PT00H17M35S</meta:editing-duration>
    <meta:editing-cycles>5</meta:editing-cycles>
    <meta:generator>OpenOffice.org/3.2$Unix OpenOffice.org_project/320m19$Build-9505</meta:generator>
    <meta:document-statistic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svg:stroke-width="0.026cm" svg:stroke-color="#878787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family="Calibri" fo:font-size="20pt" fo:font-weight="bold" style:font-size-asian="20pt" style:font-weight-asian="bold" style:font-size-complex="20pt" style:font-weight-complex="bold"/>
    </style:style>
    <style:style style:name="ch6" style:family="chart" style:data-style-name="N11">
      <style:chart-properties chart:display-label="true" chart:tick-marks-minor-inner="false" chart:tick-marks-minor-outer="true" chart:logarithmic="false" chart:maximum="1" chart:interval-major="0.1" chart:interval-minor-divisor="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automatic" chart:symbol-width="0.176cm" chart:symbol-height="0.176cm" chart:link-data-style-to-source="false"/>
      <style:graphic-properties svg:stroke-width="0.079cm" svg:stroke-color="#4a7ebb" draw:fill-color="#4a7ebb"/>
      <style:text-properties fo:font-size="6pt" style:font-size-asian="6pt" style:font-size-complex="6pt"/>
    </style:style>
    <style:style style:name="ch9" style:family="chart" style:data-style-name="N11">
      <style:chart-properties chart:symbol-type="automatic" chart:symbol-width="0.176cm" chart:symbol-height="0.176cm" chart:link-data-style-to-source="false"/>
      <style:graphic-properties svg:stroke-width="0.079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0.335cm" svg:height="11.431cm" xlink:href="." chart:class="chart:scatter" chart:style-name="ch1">
        <chart:legend chart:legend-position="end" svg:x="26.347cm" svg:y="5.129cm" chart:style-name="ch2"/>
        <chart:plot-area chart:style-name="ch3" chart:data-source-has-labels="both" svg:x="2.478cm" svg:y="0.288cm" svg:width="23.3cm" svg:height="10.738cm">
          <chart:axis chart:dimension="x" chart:name="primary-x" chart:style-name="ch4">
            <chart:title svg:x="4.775cm" svg:y="10.233cm" chart:style-name="ch5">
              <text:p>Aggregated Predictions (beyond the initial KB)</text:p>
            </chart:title>
            <chart:categories table:cell-range-address="local-table.$A$2:.$A$6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65" chart:label-cell-address="local-table.$C$1" chart:class="chart:scatter">
            <chart:domain table:cell-range-address="local-table.$B$2:.$B$65"/>
            <chart:data-point chart:repeated="64"/>
          </chart:series>
          <chart:series chart:style-name="ch9" chart:values-cell-range-address="local-table.$E$2:.$E$65" chart:label-cell-address="local-table.$E$1" chart:class="chart:scatter">
            <chart:domain table:cell-range-address="local-table.$D$2:.$D$65"/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CA Confidence</text:p>
              </table:table-cell>
              <table:table-cell office:value-type="string">
                <text:p/>
              </table:table-cell>
              <table:table-cell office:value-type="string">
                <text:p>Standard Confiden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66">
                <text:p>5066</text:p>
              </table:table-cell>
              <table:table-cell office:value-type="float" office:value="1">
                <text:p>1</text:p>
              </table:table-cell>
              <table:table-cell office:value-type="float" office:value="5066">
                <text:p>5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42">
                <text:p>18042</text:p>
              </table:table-cell>
              <table:table-cell office:value-type="float" office:value="0.404791119571574">
                <text:p>0.404791119571574</text:p>
              </table:table-cell>
              <table:table-cell office:value-type="float" office:value="5372">
                <text:p>5372</text:p>
              </table:table-cell>
              <table:table-cell office:value-type="float" office:value="0.943037974683544">
                <text:p>0.943037974683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3617">
                <text:p>93617</text:p>
              </table:table-cell>
              <table:table-cell office:value-type="float" office:value="0.3201954920507">
                <text:p>0.3201954920507</text:p>
              </table:table-cell>
              <table:table-cell office:value-type="float" office:value="5526">
                <text:p>5526</text:p>
              </table:table-cell>
              <table:table-cell office:value-type="float" office:value="0.917718122480562">
                <text:p>0.917718122480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730">
                <text:p>98730</text:p>
              </table:table-cell>
              <table:table-cell office:value-type="float" office:value="0.32950715465725">
                <text:p>0.32950715465725</text:p>
              </table:table-cell>
              <table:table-cell office:value-type="float" office:value="5804">
                <text:p>5804</text:p>
              </table:table-cell>
              <table:table-cell office:value-type="float" office:value="0.906263473806072">
                <text:p>0.906263473806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008">
                <text:p>99008</text:p>
              </table:table-cell>
              <table:table-cell office:value-type="float" office:value="0.330487276143879">
                <text:p>0.330487276143879</text:p>
              </table:table-cell>
              <table:table-cell office:value-type="float" office:value="6298">
                <text:p>6298</text:p>
              </table:table-cell>
              <table:table-cell office:value-type="float" office:value="0.896564289873391">
                <text:p>0.8965642898733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502">
                <text:p>99502</text:p>
              </table:table-cell>
              <table:table-cell office:value-type="float" office:value="0.332731934354137">
                <text:p>0.332731934354137</text:p>
              </table:table-cell>
              <table:table-cell office:value-type="float" office:value="6770">
                <text:p>6770</text:p>
              </table:table-cell>
              <table:table-cell office:value-type="float" office:value="0.834056410283991">
                <text:p>0.834056410283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600">
                <text:p>99600</text:p>
              </table:table-cell>
              <table:table-cell office:value-type="float" office:value="0.333224493963575">
                <text:p>0.333224493963575</text:p>
              </table:table-cell>
              <table:table-cell office:value-type="float" office:value="40243">
                <text:p>40243</text:p>
              </table:table-cell>
              <table:table-cell office:value-type="float" office:value="0.251214585500317">
                <text:p>0.251214585500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906">
                <text:p>99906</text:p>
              </table:table-cell>
              <table:table-cell office:value-type="float" office:value="0.332203867623286">
                <text:p>0.332203867623286</text:p>
              </table:table-cell>
              <table:table-cell office:value-type="float" office:value="46506">
                <text:p>46506</text:p>
              </table:table-cell>
              <table:table-cell office:value-type="float" office:value="0.23085039703026">
                <text:p>0.230850397030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481">
                <text:p>131481</text:p>
              </table:table-cell>
              <table:table-cell office:value-type="float" office:value="0.308460230746435">
                <text:p>0.308460230746435</text:p>
              </table:table-cell>
              <table:table-cell office:value-type="float" office:value="50085">
                <text:p>50085</text:p>
              </table:table-cell>
              <table:table-cell office:value-type="float" office:value="0.214354169198149">
                <text:p>0.214354169198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876">
                <text:p>164876</text:p>
              </table:table-cell>
              <table:table-cell office:value-type="float" office:value="0.266935847371272">
                <text:p>0.266935847371272</text:p>
              </table:table-cell>
              <table:table-cell office:value-type="float" office:value="50588">
                <text:p>50588</text:p>
              </table:table-cell>
              <table:table-cell office:value-type="float" office:value="0.215702905121556">
                <text:p>0.215702905121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7069">
                <text:p>217069</text:p>
              </table:table-cell>
              <table:table-cell office:value-type="float" office:value="0.202752649024899">
                <text:p>0.202752649024899</text:p>
              </table:table-cell>
              <table:table-cell office:value-type="float" office:value="50686">
                <text:p>50686</text:p>
              </table:table-cell>
              <table:table-cell office:value-type="float" office:value="0.2170812169887">
                <text:p>0.2170812169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0388">
                <text:p>230388</text:p>
              </table:table-cell>
              <table:table-cell office:value-type="float" office:value="0.248061219701978">
                <text:p>0.248061219701978</text:p>
              </table:table-cell>
              <table:table-cell office:value-type="float" office:value="50976">
                <text:p>50976</text:p>
              </table:table-cell>
              <table:table-cell office:value-type="float" office:value="0.22153520410172">
                <text:p>0.22153520410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1489">
                <text:p>231489</text:p>
              </table:table-cell>
              <table:table-cell office:value-type="float" office:value="0.247832632585995">
                <text:p>0.247832632585995</text:p>
              </table:table-cell>
              <table:table-cell office:value-type="float" office:value="51410">
                <text:p>51410</text:p>
              </table:table-cell>
              <table:table-cell office:value-type="float" office:value="0.223041792730777">
                <text:p>0.2230417927307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6330">
                <text:p>236330</text:p>
              </table:table-cell>
              <table:table-cell office:value-type="float" office:value="0.243997470588132">
                <text:p>0.243997470588132</text:p>
              </table:table-cell>
              <table:table-cell office:value-type="float" office:value="51746">
                <text:p>51746</text:p>
              </table:table-cell>
              <table:table-cell office:value-type="float" office:value="0.222459292781843">
                <text:p>0.2224592927818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8473">
                <text:p>248473</text:p>
              </table:table-cell>
              <table:table-cell office:value-type="float" office:value="0.238760734197695">
                <text:p>0.238760734197695</text:p>
              </table:table-cell>
              <table:table-cell office:value-type="float" office:value="71922">
                <text:p>71922</text:p>
              </table:table-cell>
              <table:table-cell office:value-type="float" office:value="0.160053649290749">
                <text:p>0.1600536492907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8627">
                <text:p>248627</text:p>
              </table:table-cell>
              <table:table-cell office:value-type="float" office:value="0.238612845380042">
                <text:p>0.238612845380042</text:p>
              </table:table-cell>
              <table:table-cell office:value-type="float" office:value="72225">
                <text:p>72225</text:p>
              </table:table-cell>
              <table:table-cell office:value-type="float" office:value="0.162079117737279">
                <text:p>0.1620791177372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0168">
                <text:p>270168</text:p>
              </table:table-cell>
              <table:table-cell office:value-type="float" office:value="0.299319667422877">
                <text:p>0.299319667422877</text:p>
              </table:table-cell>
              <table:table-cell office:value-type="float" office:value="73326">
                <text:p>73326</text:p>
              </table:table-cell>
              <table:table-cell office:value-type="float" office:value="0.162863006982565">
                <text:p>0.1628630069825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6431">
                <text:p>276431</text:p>
              </table:table-cell>
              <table:table-cell office:value-type="float" office:value="0.294803751780024">
                <text:p>0.294803751780024</text:p>
              </table:table-cell>
              <table:table-cell office:value-type="float" office:value="93502">
                <text:p>93502</text:p>
              </table:table-cell>
              <table:table-cell office:value-type="float" office:value="0.160917337062347">
                <text:p>0.1609173370623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1168">
                <text:p>301168</text:p>
              </table:table-cell>
              <table:table-cell office:value-type="float" office:value="0.27401186129216">
                <text:p>0.27401186129216</text:p>
              </table:table-cell>
              <table:table-cell office:value-type="float" office:value="93778">
                <text:p>93778</text:p>
              </table:table-cell>
              <table:table-cell office:value-type="float" office:value="0.160978850777212">
                <text:p>0.160978850777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1602">
                <text:p>301602</text:p>
              </table:table-cell>
              <table:table-cell office:value-type="float" office:value="0.274385020352331">
                <text:p>0.274385020352331</text:p>
              </table:table-cell>
              <table:table-cell office:value-type="float" office:value="94866">
                <text:p>94866</text:p>
              </table:table-cell>
              <table:table-cell office:value-type="float" office:value="0.160661789628023">
                <text:p>0.1606617896280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1756">
                <text:p>301756</text:p>
              </table:table-cell>
              <table:table-cell office:value-type="float" office:value="0.274244989025252">
                <text:p>0.274244989025252</text:p>
              </table:table-cell>
              <table:table-cell office:value-type="float" office:value="108323">
                <text:p>108323</text:p>
              </table:table-cell>
              <table:table-cell office:value-type="float" office:value="0.140702725504759">
                <text:p>0.1407027255047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4702">
                <text:p>314702</text:p>
              </table:table-cell>
              <table:table-cell office:value-type="float" office:value="0.300360855086382">
                <text:p>0.300360855086382</text:p>
              </table:table-cell>
              <table:table-cell office:value-type="float" office:value="108404">
                <text:p>108404</text:p>
              </table:table-cell>
              <table:table-cell office:value-type="float" office:value="0.140784392963839">
                <text:p>0.1407843929638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6537">
                <text:p>326537</text:p>
              </table:table-cell>
              <table:table-cell office:value-type="float" office:value="0.293501691438933">
                <text:p>0.293501691438933</text:p>
              </table:table-cell>
              <table:table-cell office:value-type="float" office:value="108732">
                <text:p>108732</text:p>
              </table:table-cell>
              <table:table-cell office:value-type="float" office:value="0.140661363120811">
                <text:p>0.1406613631208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0116">
                <text:p>330116</text:p>
              </table:table-cell>
              <table:table-cell office:value-type="float" office:value="0.290721193074405">
                <text:p>0.290721193074405</text:p>
              </table:table-cell>
              <table:table-cell office:value-type="float" office:value="108861">
                <text:p>108861</text:p>
              </table:table-cell>
              <table:table-cell office:value-type="float" office:value="0.140573679599232">
                <text:p>0.1405736795992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2918">
                <text:p>342918</text:p>
              </table:table-cell>
              <table:table-cell office:value-type="float" office:value="0.283007952662934">
                <text:p>0.283007952662934</text:p>
              </table:table-cell>
              <table:table-cell office:value-type="float" office:value="118853">
                <text:p>118853</text:p>
              </table:table-cell>
              <table:table-cell office:value-type="float" office:value="0.128755616895258">
                <text:p>0.1287556168952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6391">
                <text:p>376391</text:p>
              </table:table-cell>
              <table:table-cell office:value-type="float" office:value="0.278590316394214">
                <text:p>0.278590316394214</text:p>
              </table:table-cell>
              <table:table-cell office:value-type="float" office:value="119011">
                <text:p>119011</text:p>
              </table:table-cell>
              <table:table-cell office:value-type="float" office:value="0.128761694309927">
                <text:p>0.1287616943099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0299">
                <text:p>390299</text:p>
              </table:table-cell>
              <table:table-cell office:value-type="float" office:value="0.269812459010208">
                <text:p>0.269812459010208</text:p>
              </table:table-cell>
              <table:table-cell office:value-type="float" office:value="119519">
                <text:p>119519</text:p>
              </table:table-cell>
              <table:table-cell office:value-type="float" office:value="0.128568606956652">
                <text:p>0.1285686069566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3973">
                <text:p>403973</text:p>
              </table:table-cell>
              <table:table-cell office:value-type="float" office:value="0.277604030316939">
                <text:p>0.277604030316939</text:p>
              </table:table-cell>
              <table:table-cell office:value-type="float" office:value="119833">
                <text:p>119833</text:p>
              </table:table-cell>
              <table:table-cell office:value-type="float" office:value="0.128406404481114">
                <text:p>0.128406404481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9879">
                <text:p>119879</text:p>
              </table:table-cell>
              <table:table-cell office:value-type="float" office:value="0.128433876393575">
                <text:p>0.128433876393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3352">
                <text:p>153352</text:p>
              </table:table-cell>
              <table:table-cell office:value-type="float" office:value="0.144055015051551">
                <text:p>0.144055015051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3388">
                <text:p>153388</text:p>
              </table:table-cell>
              <table:table-cell office:value-type="float" office:value="0.144029028790944">
                <text:p>0.1440290287909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3468">
                <text:p>153468</text:p>
              </table:table-cell>
              <table:table-cell office:value-type="float" office:value="0.143953949150216">
                <text:p>0.143953949150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3581">
                <text:p>153581</text:p>
              </table:table-cell>
              <table:table-cell office:value-type="float" office:value="0.143873403740759">
                <text:p>0.143873403740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3658">
                <text:p>163658</text:p>
              </table:table-cell>
              <table:table-cell office:value-type="float" office:value="0.160100121377225">
                <text:p>0.1601001213772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5493">
                <text:p>175493</text:p>
              </table:table-cell>
              <table:table-cell office:value-type="float" office:value="0.156279600948081">
                <text:p>0.156279600948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5574">
                <text:p>175574</text:p>
              </table:table-cell>
              <table:table-cell office:value-type="float" office:value="0.156253636695533">
                <text:p>0.156253636695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5902">
                <text:p>175902</text:p>
              </table:table-cell>
              <table:table-cell office:value-type="float" office:value="0.156335209430146">
                <text:p>0.156335209430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6031">
                <text:p>176031</text:p>
              </table:table-cell>
              <table:table-cell office:value-type="float" office:value="0.156257284280505">
                <text:p>0.156257284280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6023">
                <text:p>186023</text:p>
              </table:table-cell>
              <table:table-cell office:value-type="float" office:value="0.156816411640039">
                <text:p>0.156816411640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6181">
                <text:p>186181</text:p>
              </table:table-cell>
              <table:table-cell office:value-type="float" office:value="0.156768195156943">
                <text:p>0.1567681951569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6689">
                <text:p>186689</text:p>
              </table:table-cell>
              <table:table-cell office:value-type="float" office:value="0.156730341750646">
                <text:p>0.156730341750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7003">
                <text:p>187003</text:p>
              </table:table-cell>
              <table:table-cell office:value-type="float" office:value="0.156802996588752">
                <text:p>0.156802996588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7049">
                <text:p>187049</text:p>
              </table:table-cell>
              <table:table-cell office:value-type="float" office:value="0.156813619805967">
                <text:p>0.156813619805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20522">
                <text:p>220522</text:p>
              </table:table-cell>
              <table:table-cell office:value-type="float" office:value="0.153249550782929">
                <text:p>0.153249550782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20558">
                <text:p>220558</text:p>
              </table:table-cell>
              <table:table-cell office:value-type="float" office:value="0.153235418519178">
                <text:p>0.153235418519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20638">
                <text:p>220638</text:p>
              </table:table-cell>
              <table:table-cell office:value-type="float" office:value="0.153179857675255">
                <text:p>0.153179857675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20751">
                <text:p>220751</text:p>
              </table:table-cell>
              <table:table-cell office:value-type="float" office:value="0.153135572527809">
                <text:p>0.153135572527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30828">
                <text:p>230828</text:p>
              </table:table-cell>
              <table:table-cell office:value-type="float" office:value="0.165159967840992">
                <text:p>0.1651599678409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42663">
                <text:p>242663</text:p>
              </table:table-cell>
              <table:table-cell office:value-type="float" office:value="0.162523932601182">
                <text:p>0.1625239326011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43194">
                <text:p>243194</text:p>
              </table:table-cell>
              <table:table-cell office:value-type="float" office:value="0.162314633818271">
                <text:p>0.162314633818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43289">
                <text:p>243289</text:p>
              </table:table-cell>
              <table:table-cell office:value-type="float" office:value="0.162251252858948">
                <text:p>0.162251252858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5432">
                <text:p>255432</text:p>
              </table:table-cell>
              <table:table-cell office:value-type="float" office:value="0.161043325585718">
                <text:p>0.1610433255857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68751">
                <text:p>268751</text:p>
              </table:table-cell>
              <table:table-cell office:value-type="float" office:value="0.202621083236941">
                <text:p>0.2026210832369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1553">
                <text:p>281553</text:p>
              </table:table-cell>
              <table:table-cell office:value-type="float" office:value="0.197232572479529">
                <text:p>0.197232572479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1908">
                <text:p>281908</text:p>
              </table:table-cell>
              <table:table-cell office:value-type="float" office:value="0.197655816126758">
                <text:p>0.1976558161267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2337">
                <text:p>282337</text:p>
              </table:table-cell>
              <table:table-cell office:value-type="float" office:value="0.197355485864985">
                <text:p>0.197355485864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6288">
                <text:p>286288</text:p>
              </table:table-cell>
              <table:table-cell office:value-type="float" office:value="0.199232087312993">
                <text:p>0.199232087312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91129">
                <text:p>291129</text:p>
              </table:table-cell>
              <table:table-cell office:value-type="float" office:value="0.195919182948666">
                <text:p>0.195919182948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22704">
                <text:p>322704</text:p>
              </table:table-cell>
              <table:table-cell office:value-type="float" office:value="0.199579973637334">
                <text:p>0.199579973637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23089">
                <text:p>323089</text:p>
              </table:table-cell>
              <table:table-cell office:value-type="float" office:value="0.1993421497255">
                <text:p>0.1993421497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70353">
                <text:p>370353</text:p>
              </table:table-cell>
              <table:table-cell office:value-type="float" office:value="0.1802832859803">
                <text:p>0.1802832859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75244">
                <text:p>375244</text:p>
              </table:table-cell>
              <table:table-cell office:value-type="float" office:value="0.185753951595927">
                <text:p>0.185753951595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75994">
                <text:p>375994</text:p>
              </table:table-cell>
              <table:table-cell office:value-type="float" office:value="0.185516406678464">
                <text:p>0.185516406678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77240">
                <text:p>377240</text:p>
              </table:table-cell>
              <table:table-cell office:value-type="float" office:value="0.185123853460208">
                <text:p>0.185123853460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